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64cm" svg:height="9.548cm" svg:x="12.658cm" svg:y="3.86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rect draw:style-name="gr2" draw:text-style-name="P2" draw:layer="layout" svg:width="2.65cm" svg:height="0.499cm" svg:x="13.04cm" svg:y="4.073cm">
          <text:p text:style-name="P1"><text:span text:style-name="T1">Otsu thresholding</text:span></text:p>
        </draw:rect>
        <draw:rect draw:style-name="gr2" draw:text-style-name="P2" draw:layer="layout" svg:width="2.65cm" svg:height="0.5cm" svg:x="13.04cm" svg:y="5.371cm">
          <text:p text:style-name="P1"><text:span text:style-name="T1">Dilation</text:span></text:p>
        </draw:rect>
        <draw:rect draw:style-name="gr2" draw:text-style-name="P2" draw:layer="layout" svg:width="2.65cm" svg:height="0.499cm" svg:x="13.04cm" svg:y="6.65cm">
          <text:p text:style-name="P1"><text:span text:style-name="T1">Aggressive erosion</text:span></text:p>
        </draw:rect>
        <draw:rect draw:style-name="gr2" draw:text-style-name="P2" draw:layer="layout" svg:width="3.24cm" svg:height="0.508cm" svg:x="12.782cm" svg:y="7.847cm">
          <text:p text:style-name="P1"><text:span text:style-name="T1">Calculate centroids</text:span></text:p>
        </draw:rect>
        <draw:rect draw:style-name="gr2" draw:text-style-name="P2" draw:layer="layout" svg:width="3.237cm" svg:height="0.501cm" svg:x="12.718cm" svg:y="9.247cm">
          <text:p text:style-name="P1"><text:span text:style-name="T1">Floodfill from centroids</text:span></text:p>
        </draw:rect>
        <draw:rect draw:style-name="gr2" draw:text-style-name="P2" draw:layer="layout" svg:width="3.249cm" svg:height="0.499cm" svg:x="12.796cm" svg:y="10.447cm">
          <text:p text:style-name="P1"><text:span text:style-name="T1">Recalculate centroids</text:span></text:p>
        </draw:rect>
        <draw:rect draw:style-name="gr2" draw:text-style-name="P2" draw:layer="layout" svg:width="3.24cm" svg:height="0.99cm" svg:x="12.774cm" svg:y="11.668cm">
          <text:p text:style-name="P1"><text:span text:style-name="T1">Draw circles of</text:span></text:p>
          <text:p text:style-name="P1"><text:span text:style-name="T1"><text:s/></text:span><text:span text:style-name="T1">size specified by</text:span></text:p>
          <text:p text:style-name="P1"><text:span text:style-name="T1"><text:s/></text:span><text:span text:style-name="T1">user parameter</text:span></text:p>
        </draw:rect>
        <draw:custom-shape draw:style-name="gr1" draw:text-style-name="P1" draw:layer="layout" svg:width="3.825cm" svg:height="9.55cm" svg:x="16.872cm" svg:y="3.8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rect draw:style-name="gr2" draw:text-style-name="P2" draw:layer="layout" svg:width="2.65cm" svg:height="0.499cm" svg:x="17.791cm" svg:y="4.073cm">
          <text:p text:style-name="P1"><text:span text:style-name="T1">Otsu thresholding</text:span></text:p>
        </draw:rect>
        <draw:rect draw:style-name="gr2" draw:text-style-name="P2" draw:layer="layout" svg:width="3.298cm" svg:height="0.998cm" svg:x="17.145cm" svg:y="9.744cm">
          <text:p text:style-name="P1"><text:span text:style-name="T1">Merge the two </text:span></text:p>
          <text:p><text:span text:style-name="T1">renderings of the welI</text:span></text:p>
        </draw:rect>
        <draw:rect draw:style-name="gr2" draw:text-style-name="P2" draw:layer="layout" svg:width="2.474cm" svg:height="1.494cm" svg:x="18.054cm" svg:y="7.086cm">
          <text:p text:style-name="P1"><text:span text:style-name="T1">Render a dilated </text:span></text:p>
          <text:p text:style-name="P1"><text:span text:style-name="T1">and filtered copy </text:span></text:p>
          <text:p text:style-name="P1"><text:span text:style-name="T1">of a well</text:span></text:p>
        </draw:rect>
        <draw:rect draw:style-name="gr2" draw:text-style-name="P2" draw:layer="layout" svg:width="2.474cm" svg:height="1.493cm" svg:x="16.996cm" svg:y="5.388cm">
          <text:p text:style-name="P1"><text:span text:style-name="T1">Render an eroded</text:span></text:p>
          <text:p text:style-name="P1"><text:span text:style-name="T1">and filtered copy</text:span></text:p>
          <text:p text:style-name="P1"><text:span text:style-name="T1"><text:s/></text:span><text:span text:style-name="T1">of a well</text:span></text:p>
        </draw:rect>
        <draw:line draw:style-name="gr3" draw:text-style-name="P1" draw:layer="layout" svg:x1="18.803cm" svg:y1="10.792cm" svg:x2="18.811cm" svg:y2="11.549cm">
          <text:p/>
        </draw:line>
        <draw:line draw:style-name="gr3" draw:text-style-name="P1" draw:layer="layout" svg:x1="16.3cm" svg:y1="7.842cm" svg:x2="16.859cm" svg:y2="7.842cm">
          <text:p/>
        </draw:line>
        <draw:rect draw:style-name="gr2" draw:text-style-name="P2" draw:layer="layout" svg:width="3.297cm" svg:height="1.531cm" svg:x="17.106cm" svg:y="11.616cm">
          <text:p text:style-name="P1"><text:span text:style-name="T1">Count the number of </text:span></text:p>
          <text:p text:style-name="P1"><text:span text:style-name="T1">plaques <text:s/>using the </text:span></text:p>
          <text:p text:style-name="P1"><text:span text:style-name="T1">resulting contour</text:span></text:p>
          <text:p text:style-name="P1"><text:span text:style-name="T1"><text:s/></text:span><text:span text:style-name="T1">hierarchy </text:span></text:p>
        </draw:rect>
        <draw:line draw:style-name="gr3" draw:text-style-name="P1" draw:layer="layout" svg:x1="17.68cm" svg:y1="6.913cm" svg:x2="17.708cm" svg:y2="9.559cm">
          <text:p/>
        </draw:line>
        <draw:line draw:style-name="gr3" draw:text-style-name="P1" draw:layer="layout" svg:x1="19.936cm" svg:y1="8.568cm" svg:x2="19.936cm" svg:y2="9.584cm">
          <text:p/>
        </draw:line>
        <draw:line draw:style-name="gr3" draw:text-style-name="P1" draw:layer="layout" svg:x1="18.418cm" svg:y1="4.573cm" svg:x2="18.418cm" svg:y2="5.214cm">
          <text:p/>
        </draw:line>
        <draw:line draw:style-name="gr3" draw:text-style-name="P1" draw:layer="layout" svg:x1="20.032cm" svg:y1="4.574cm" svg:x2="20.032cm" svg:y2="6.635cm">
          <text:p/>
        </draw:line>
        <draw:rect draw:style-name="gr4" draw:text-style-name="P3" draw:layer="layout" svg:width="3.565cm" svg:height="0.64cm" svg:x="12.682cm" svg:y="3.254cm">
          <text:p text:style-name="P1"><text:span text:style-name="T2">Image Segmentation</text:span></text:p>
        </draw:rect>
        <draw:rect draw:style-name="gr4" draw:text-style-name="P3" draw:layer="layout" svg:width="3.81cm" svg:height="0.613cm" svg:x="16.887cm" svg:y="3.237cm">
          <text:p text:style-name="P1"><text:span text:style-name="T2">Viral Plaque Counting</text:span></text:p>
        </draw:rect>
        <draw:line draw:style-name="gr3" draw:text-style-name="P1" draw:layer="layout" svg:x1="14.395cm" svg:y1="4.591cm" svg:x2="14.395cm" svg:y2="5.203cm">
          <text:p/>
        </draw:line>
        <draw:line draw:style-name="gr3" draw:text-style-name="P1" draw:layer="layout" svg:x1="14.408cm" svg:y1="5.879cm" svg:x2="14.408cm" svg:y2="6.491cm">
          <text:p/>
        </draw:line>
        <draw:line draw:style-name="gr3" draw:text-style-name="P1" draw:layer="layout" svg:x1="14.408cm" svg:y1="7.13cm" svg:x2="14.408cm" svg:y2="7.742cm">
          <text:p/>
        </draw:line>
        <draw:line draw:style-name="gr3" draw:text-style-name="P1" draw:layer="layout" svg:x1="14.408cm" svg:y1="8.352cm" svg:x2="14.408cm" svg:y2="8.964cm">
          <text:p/>
        </draw:line>
        <draw:line draw:style-name="gr3" draw:text-style-name="P1" draw:layer="layout" svg:x1="14.421cm" svg:y1="9.765cm" svg:x2="14.421cm" svg:y2="10.377cm">
          <text:p/>
        </draw:line>
        <draw:line draw:style-name="gr3" draw:text-style-name="P1" draw:layer="layout" svg:x1="14.433cm" svg:y1="10.979cm" svg:x2="14.433cm" svg:y2="11.5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0000" draw:fill-gradient-name="Gradient_20_7" draw:fill-hatch-name="Hatch_20_1" draw:fill-image-name="Bitmape_20_1" draw:opacity="0%" draw:fill-image-width="0cm" draw:fill-image-height="0cm" draw:auto-grow-height="false" fo:padding-top="0.125cm" fo:padding-bottom="0.125cm" fo:padding-left="0.25cm" fo:padding-right="0.25cm" draw:shadow="hidden" draw:shadow-offset-x="0.305cm" draw:shadow-offset-y="0.305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12-04T16:25:17.47</meta:creation-date>
    <dc:date>2011-12-12T00:12:42.89</dc:date>
    <meta:editing-duration>PT12H02M15S</meta:editing-duration>
    <meta:editing-cycles>6</meta:editing-cycles>
    <meta:generator>OpenOffice.org/3.2$Win32 OpenOffice.org_project/320m18$Build-9502</meta:generator>
    <meta:document-statistic meta:object-count="28"/>
  </office:meta>
</office:document-meta>
</file>